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9-09-06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9-07-10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9-05-07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9-02-1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8-09-26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8-06-10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7-05-0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7-02-1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6-09-2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6-06-1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5-07-14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5-06-1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5-03-17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4-05-22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4-03-13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3-12-1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3-09-18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3-06-04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3-02-28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2-09-2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2-06-2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2-04-23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1-12-09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1-09-1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1-06-2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1-01-07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0-08-24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10-03-1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9-10-29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9-07-29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9-05-18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9-02-20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8-12-09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8-10-14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8-07-3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8-05-28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8-03-0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7-12-05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7-08-1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7-04-24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7-02-1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6-10-18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1064" calcext:value-type="float">
            <text:p>61.0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6-08-29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6-06-05 2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OO0052727</text:p>
          </table:table-cell>
          <table:table-cell office:value-type="string" calcext:value-type="string">
            <text:p>2006-03-11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